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Każdy spragniony i słaby dziś</text:span><text:span text:style-name="T1"><text:line-break/></text:span><text:span text:style-name="T1">Niech przyjdzie do źródła,</text:span><text:span text:style-name="T1"><text:line-break/></text:span><text:span text:style-name="T1">W wodzie życia zanurzy się,</text:span><text:span text:style-name="T1"><text:line-break/></text:span><text:span text:style-name="T1">Ból i cierpienie</text:span><text:span text:style-name="T1"><text:line-break/></text:span><text:span text:style-name="T1">niech odpłyną w dal,</text:span><text:span text:style-name="T1"><text:line-break/></text:span><text:span text:style-name="T1">W morzu miłości</text:span><text:span text:style-name="T1"><text:line-break/></text:span><text:span text:style-name="T1">serca uleczy dzisiaj P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Panie Jezu przyjdź</text:span><text:span text:style-name="T1"><text:line-break/></text:span><text:span text:style-name="T1">Panie Jezu przyjdź</text:span><text:span text:style-name="T1"><text:line-break/></text:span><text:span text:style-name="T1">Duchu Święty przyjdź</text:span><text:span text:style-name="T1"><text:line-break/></text:span><text:span text:style-name="T1">Duchu Święty przyj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date>2016-03-21T19:52:09.45</dc:date>
    <dc:language>pl-PL</dc:language>
    <meta:editing-cycles>35</meta:editing-cycles>
    <meta:editing-duration>PT1H18M59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